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90000010EBE3C8D3B.jpg" manifest:media-type="image/jpeg"/>
  <manifest:file-entry manifest:full-path="Pictures/100000000000048C000002FDABBFD1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19cm, 0.409cm, 1.319cm, 0.409cm)" draw:image-opacity="100%" style:mirror="none"/>
    </style:style>
    <style:style style:name="gr6" style:family="graphic" style:parent-style-name="standard">
      <style:graphic-properties draw:stroke="dash" draw:stroke-dash="Line_20_Style_20_9" svg:stroke-color="#333333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cm"/>
    </style:style>
    <style:style style:name="gr9" style:family="graphic" style:parent-style-name="objectwithoutfill">
      <style:graphic-properties svg:stroke-color="#111111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7.699cm" svg:height="18.203cm" svg:x="8.001cm" svg:y="7.597cm">
            <draw:image xlink:href="Pictures/100000000000048C000002FDABBFD116.jpg" xlink:type="simple" xlink:show="embed" xlink:actuate="onLoad">
              <text:p/>
            </draw:image>
          </draw:frame>
          <draw:frame draw:style-name="gr2" draw:layer="layout" svg:width="1.3cm" svg:height="0.962cm" svg:x="8.2cm" svg:y="7.638cm">
            <draw:text-box>
              <text:p>(a)</text:p>
            </draw:text-box>
          </draw:frame>
        </draw:g>
        <draw:g>
          <draw:line draw:style-name="gr3" draw:text-style-name="P1" draw:layer="layout" svg:x1="16.9cm" svg:y1="18.432cm" svg:x2="19.2cm" svg:y2="16.832cm">
            <text:p/>
          </draw:line>
          <draw:line draw:style-name="gr3" draw:text-style-name="P1" draw:layer="layout" svg:x1="19.5cm" svg:y1="17.232cm" svg:x2="16.9cm" svg:y2="18.432cm">
            <text:p/>
          </draw:line>
          <draw:custom-shape draw:style-name="gr4" draw:text-style-name="P1" draw:layer="layout" svg:width="0.494cm" svg:height="0.417cm" draw:transform="rotate (2.215870018332) translate (19.339cm 17.3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7.458cm" svg:height="5.509cm" svg:x="26.342cm" svg:y="10.2cm">
          <draw:image xlink:href="Pictures/10000000000001390000010EBE3C8D3B.jpg" xlink:type="simple" xlink:show="embed" xlink:actuate="onLoad">
            <text:p/>
          </draw:image>
        </draw:frame>
        <draw:custom-shape draw:style-name="gr6" draw:text-style-name="P1" draw:layer="layout" svg:width="8.2cm" svg:height="6.3cm" svg:x="26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.3cm" svg:height="0.962cm" svg:x="10.1cm" svg:y="18.238cm">
          <draw:text-box>
            <text:p>(b)</text:p>
          </draw:text-box>
        </draw:frame>
        <draw:custom-shape draw:style-name="gr7" draw:text-style-name="P1" draw:layer="layout" svg:width="0.6cm" svg:height="0.5cm" svg:x="26.8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0.5cm" svg:x="27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2cm" svg:x="26.9cm" svg:y="15.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9cm" svg:height="0.649cm" svg:x="26.6cm" svg:y="10cm">
          <draw:text-box>
            <text:p><text:span text:style-name="T1">+40 mV</text:span></text:p>
          </draw:text-box>
        </draw:frame>
        <draw:frame draw:style-name="gr8" draw:text-style-name="P2" draw:layer="layout" svg:width="1.9cm" svg:height="0.649cm" svg:x="26.8cm" svg:y="11.901cm">
          <draw:text-box>
            <text:p><text:span text:style-name="T1">0 mV</text:span></text:p>
          </draw:text-box>
        </draw:frame>
        <draw:frame draw:style-name="gr8" draw:text-style-name="P2" draw:layer="layout" svg:width="1.9cm" svg:height="0.649cm" svg:x="26.8cm" svg:y="15.302cm">
          <draw:text-box>
            <text:p><text:span text:style-name="T1">0 mV</text:span></text:p>
          </draw:text-box>
        </draw:frame>
        <draw:path draw:style-name="gr9" draw:text-style-name="P1" draw:layer="layout" svg:width="6.596cm" svg:height="2.324cm" draw:transform="rotate (0.610690705272816) translate (19.3589050188771cm 16.9911495878957cm)" svg:viewBox="0 0 6597 2325" svg:d="M0 7c472-24 1012-2 1383 332 344 310 629 666 955 1012 448 474 949 235 1461 289 544 57 1084 120 1623 59 553-63 750 456 1175 626">
          <text:p/>
        </draw:path>
        <draw:frame draw:style-name="gr2" draw:layer="layout" svg:width="6.4cm" svg:height="0.962cm" svg:x="27.6cm" svg:y="8.9cm">
          <draw:text-box>
            <text:p>(c) <text:s/>Action Potenti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04-18T14:33:47.673543319</dc:date>
    <meta:editing-duration>PT20M37S</meta:editing-duration>
    <meta:editing-cycles>8</meta:editing-cycles>
    <meta:document-statistic meta:object-count="18"/>
  </office:meta>
</office:document-meta>
</file>